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officeooo:paragraph-rsid="00131bae" style:font-size-asian="5.25pt" style:font-size-complex="6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Heading_20_1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Heading_20_3">
      <style:text-properties fo:font-size="6pt" style:font-size-asian="5.25pt" style:font-size-complex="6pt"/>
    </style:style>
    <style:style style:name="P10" style:family="paragraph" style:parent-style-name="Text_20_body" style:list-style-name="L4"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text-properties fo:font-size="6pt" style:font-size-asian="5.25pt" style:font-size-complex="6pt"/>
    </style:style>
    <style:style style:name="P13" style:family="paragraph" style:parent-style-name="Text_20_body" style:list-style-name="L7">
      <style:text-properties fo:font-size="6pt" style:font-size-asian="5.25pt" style:font-size-complex="6pt"/>
    </style:style>
    <style:style style:name="P14" style:family="paragraph" style:parent-style-name="Text_20_body" style:list-style-name="L8">
      <style:text-properties fo:font-size="6pt" style:font-size-asian="5.25pt" style:font-size-complex="6pt"/>
    </style:style>
    <style:style style:name="P15" style:family="paragraph" style:parent-style-name="Text_20_body" style:list-style-name="L9">
      <style:text-properties fo:font-size="6pt" style:font-size-asian="5.25pt" style:font-size-complex="6pt"/>
    </style:style>
    <style:style style:name="P16" style:family="paragraph" style:parent-style-name="Text_20_body" style:list-style-name="L10">
      <style:text-properties fo:font-size="6pt" style:font-size-asian="5.25pt" style:font-size-complex="6pt"/>
    </style:style>
    <style:style style:name="P17" style:family="paragraph" style:parent-style-name="Text_20_body" style:list-style-name="L11">
      <style:text-properties fo:font-size="6pt" style:font-size-asian="5.25pt" style:font-size-complex="6pt"/>
    </style:style>
    <style:style style:name="P18" style:family="paragraph" style:parent-style-name="Text_20_body" style:list-style-name="L12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Text_20_body" style:list-style-name="L19">
      <style:text-properties fo:font-size="6pt" style:font-size-asian="5.25pt" style:font-size-complex="6pt"/>
    </style:style>
    <style:style style:name="P26" style:family="paragraph" style:parent-style-name="Text_20_body" style:list-style-name="L20">
      <style:text-properties fo:font-size="6pt" style:font-size-asian="5.25pt" style:font-size-complex="6pt"/>
    </style:style>
    <style:style style:name="P27" style:family="paragraph" style:parent-style-name="Text_20_body" style:list-style-name="L21">
      <style:text-properties fo:font-size="6pt" style:font-size-asian="5.25pt" style:font-size-complex="6pt"/>
    </style:style>
    <style:style style:name="P28" style:family="paragraph" style:parent-style-name="Text_20_body" style:list-style-name="L22">
      <style:text-properties fo:font-size="6pt" style:font-size-asian="5.25pt" style:font-size-complex="6pt"/>
    </style:style>
    <style:style style:name="P29" style:family="paragraph" style:parent-style-name="Text_20_body" style:list-style-name="L23">
      <style:text-properties fo:font-size="6pt" style:font-size-asian="5.25pt" style:font-size-complex="6pt"/>
    </style:style>
    <style:style style:name="P30" style:family="paragraph" style:parent-style-name="Text_20_body" style:list-style-name="L24">
      <style:text-properties fo:font-size="6pt" style:font-size-asian="5.25pt" style:font-size-complex="6pt"/>
    </style:style>
    <style:style style:name="P31" style:family="paragraph" style:parent-style-name="Text_20_body" style:list-style-name="L25">
      <style:text-properties fo:font-size="6pt" style:font-size-asian="5.25pt" style:font-size-complex="6pt"/>
    </style:style>
    <style:style style:name="P32" style:family="paragraph" style:parent-style-name="Text_20_body" style:list-style-name="L26">
      <style:text-properties fo:font-size="6pt" style:font-size-asian="5.25pt" style:font-size-complex="6pt"/>
    </style:style>
    <style:style style:name="P33" style:family="paragraph" style:parent-style-name="Text_20_body" style:list-style-name="L27">
      <style:text-properties fo:font-size="6pt" style:font-size-asian="5.25pt" style:font-size-complex="6pt"/>
    </style:style>
    <style:style style:name="P34" style:family="paragraph" style:parent-style-name="Text_20_body" style:list-style-name="L28">
      <style:text-properties fo:font-size="6pt" style:font-size-asian="5.25pt" style:font-size-complex="6pt"/>
    </style:style>
    <style:style style:name="P35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olutely — <text:span text:style-name="Strong_20_Emphasis">I am ready, and I'll deliver PART 2 now.</text:span><text:line-break/>This will be <text:span text:style-name="Strong_20_Emphasis">Document #7, Part 2</text:span>, continuing from the Business Plan structure.</text:p>
      <text:p text:style-name="P1">Below is the complete, polished <text:span text:style-name="Strong_20_Emphasis">PART 2 — Detailed Product/System Description</text:span><text:line-break/>(Patent-friendly, investor-friendly, and technical-team-friendly).</text:p>
      <text:p text:style-name="P2"/>
      <text:h text:style-name="P3" text:outline-level="1"><text:span text:style-name="Strong_20_Emphasis">📘 Document #7 — Business Plan <text:s/></text:span><text:span text:style-name="Strong_20_Emphasis">PART 2 — Detailed Product / System Description</text:span></text:h>
      <text:h text:style-name="P4" text:outline-level="2"><text:span text:style-name="Strong_20_Emphasis">PART 2 — Detailed Product / System Description</text:span></text:h>
      <text:p text:style-name="P1"><text:span text:style-name="Emphasis">(Option C — BOTH Humanoid + Full Robotic Embodiments)</text:span><text:line-break/><text:span text:style-name="Strong_20_Emphasis">Author: Meir Niv</text:span></text:p>
      <text:p text:style-name="P2"/>
      <text:h text:style-name="P5" text:outline-level="1"><text:span text:style-name="Strong_20_Emphasis">2. Detailed Product / System Description</text:span></text:h>
      <text:p text:style-name="P1">The RoboChef System is a hybrid food-automation platform that exists in <text:span text:style-name="Strong_20_Emphasis">two fully interchangeable embodiments</text:span>:</text:p>
      <text:list text:style-name="L1">
        <text:list-item>
          <text:p text:style-name="P6"><text:span text:style-name="Strong_20_Emphasis">Humanoid Chef Platform (Embodiment A)</text:span></text:p>
        </text:list-item>
        <text:list-item>
          <text:p text:style-name="P6"><text:span text:style-name="Strong_20_Emphasis">Robotic Appliance Platform (Embodiment B)</text:span></text:p>
        </text:list-item>
      </text:list>
      <text:p text:style-name="P1">Both embodiments use the same:</text:p>
      <text:list text:style-name="L2">
        <text:list-item>
          <text:p text:style-name="P7">Encrypted Ingredient System (AEC)</text:p>
        </text:list-item>
        <text:list-item>
          <text:p text:style-name="P7">Cloud Recipe &amp; AI Engine</text:p>
        </text:list-item>
        <text:list-item>
          <text:p text:style-name="P7">User interfaces</text:p>
        </text:list-item>
        <text:list-item>
          <text:p text:style-name="P7">Revenue model<text:line-break/>and both are protected by the same patent claims.</text:p>
        </text:list-item>
      </text:list>
      <text:p text:style-name="P1">Below is the formal, detailed description used for patents, engineering, and investor due diligence.</text:p>
      <text:p text:style-name="P2"/>
      <text:h text:style-name="P5" text:outline-level="1"><text:span text:style-name="Strong_20_Emphasis">2.1 System Architecture Overview</text:span></text:h>
      <text:p text:style-name="P1">The RoboChef System consists of five integrated subsystems:</text:p>
      <text:list text:style-name="L3">
        <text:list-item>
          <text:p text:style-name="P8"><text:span text:style-name="Strong_20_Emphasis">The Cooking Unit</text:span></text:p>
        </text:list-item>
        <text:list-item>
          <text:p text:style-name="P8"><text:span text:style-name="Strong_20_Emphasis">The Humanoid / Robotic Actuation System</text:span></text:p>
        </text:list-item>
        <text:list-item>
          <text:p text:style-name="P8"><text:span text:style-name="Strong_20_Emphasis">The AEC Ingredient Authentication System</text:span> <text:span text:style-name="Emphasis">(core patent claim)</text:span></text:p>
        </text:list-item>
        <text:list-item>
          <text:p text:style-name="P8"><text:span text:style-name="Strong_20_Emphasis">The Cloud AI Cooking Engine</text:span></text:p>
        </text:list-item>
        <text:list-item>
          <text:p text:style-name="P8"><text:span text:style-name="Strong_20_Emphasis">User Interfaces &amp; Control Devices</text:span></text:p>
        </text:list-item>
      </text:list>
      <text:p text:style-name="P1">All components are fully modular so upgrades can be made independently.</text:p>
      <text:p text:style-name="P2"/>
      <text:h text:style-name="P5" text:outline-level="1"><text:span text:style-name="Strong_20_Emphasis">2.2 Embodiment A — Humanoid Chef System</text:span></text:h>
      <text:h text:style-name="P9" text:outline-level="3"><text:span text:style-name="Strong_20_Emphasis">2.2.1 Physical Description</text:span></text:h>
      <text:p text:style-name="P1">A humanoid robot capable of:</text:p>
      <text:list text:style-name="L4">
        <text:list-item>
          <text:p text:style-name="P10">Walking to standard appliances</text:p>
        </text:list-item>
        <text:list-item>
          <text:p text:style-name="P10">Operating stoves, ovens, microwaves, dishwashers</text:p>
        </text:list-item>
        <text:list-item>
          <text:p text:style-name="P10">Opening and closing drawers, doors, and refrigerators</text:p>
        </text:list-item>
        <text:list-item>
          <text:p text:style-name="P10">Using knives, spatulas, ladles, bowls, pans</text:p>
        </text:list-item>
        <text:list-item>
          <text:p text:style-name="P10">Performing every movement a human chef performs</text:p>
        </text:list-item>
      </text:list>
      <text:p text:style-name="P1">This embodiment requires the <text:span text:style-name="Strong_20_Emphasis">least modification</text:span> to the user’s kitchen.<text:line-break/>The humanoid simply replaces the physical labor of cooking.</text:p>
      <text:h text:style-name="P9" text:outline-level="3"><text:soft-page-break/><text:span text:style-name="Strong_20_Emphasis">2.2.2 Functional Abilities</text:span></text:h>
      <text:list text:style-name="L5">
        <text:list-item>
          <text:p text:style-name="P11">Reads AEC codes on sealed ingredient packs</text:p>
        </text:list-item>
        <text:list-item>
          <text:p text:style-name="P11">Prepares ingredients (chopping, mixing, seasoning)</text:p>
        </text:list-item>
        <text:list-item>
          <text:p text:style-name="P11">Performs full cooking cycles using standard cookware</text:p>
        </text:list-item>
        <text:list-item>
          <text:p text:style-name="P11">Automatically plates food</text:p>
        </text:list-item>
        <text:list-item>
          <text:p text:style-name="P11">Cleans work area</text:p>
        </text:list-item>
      </text:list>
      <text:h text:style-name="P9" text:outline-level="3"><text:span text:style-name="Strong_20_Emphasis">2.2.3 Sensors</text:span></text:h>
      <text:list text:style-name="L6">
        <text:list-item>
          <text:p text:style-name="P12">Vision systems (RGB + depth + thermal)</text:p>
        </text:list-item>
        <text:list-item>
          <text:p text:style-name="P12">Force feedback in hands &amp; arms</text:p>
        </text:list-item>
        <text:list-item>
          <text:p text:style-name="P12">Odor/chemical sensors for food safety</text:p>
        </text:list-item>
        <text:list-item>
          <text:p text:style-name="P12">Temperature sensors for stove/oven handling</text:p>
        </text:list-item>
      </text:list>
      <text:h text:style-name="P9" text:outline-level="3"><text:span text:style-name="Strong_20_Emphasis">2.2.4 Operation Flow</text:span></text:h>
      <text:list text:style-name="L7">
        <text:list-item>
          <text:p text:style-name="P13">User selects recipe</text:p>
        </text:list-item>
        <text:list-item>
          <text:p text:style-name="P13">Humanoid retrieves authenticated ingredients</text:p>
        </text:list-item>
        <text:list-item>
          <text:p text:style-name="P13">Follows cloud-provided recipe steps</text:p>
        </text:list-item>
        <text:list-item>
          <text:p text:style-name="P13">Performs cooking motions</text:p>
        </text:list-item>
        <text:list-item>
          <text:p text:style-name="P13">Serves meal</text:p>
        </text:list-item>
      </text:list>
      <text:p text:style-name="P2"/>
      <text:h text:style-name="P5" text:outline-level="1"><text:span text:style-name="Strong_20_Emphasis">2.3 Embodiment B — Enclosed Robotic Appliance Chef</text:span></text:h>
      <text:p text:style-name="P1">A full robotic kitchen module that includes:</text:p>
      <text:list text:style-name="L8">
        <text:list-item>
          <text:p text:style-name="P14">Ingredient loading bays</text:p>
        </text:list-item>
        <text:list-item>
          <text:p text:style-name="P14">Cutting tools aligned on rails</text:p>
        </text:list-item>
        <text:list-item>
          <text:p text:style-name="P14">Cooking chambers</text:p>
        </text:list-item>
        <text:list-item>
          <text:p text:style-name="P14">Automated plating module</text:p>
        </text:list-item>
        <text:list-item>
          <text:p text:style-name="P14">Fully sealed interior for hygiene</text:p>
        </text:list-item>
      </text:list>
      <text:p text:style-name="P1">No humanoid necessary — all movement is internal and mechanical.</text:p>
      <text:h text:style-name="P9" text:outline-level="3"><text:span text:style-name="Strong_20_Emphasis">Key Functions</text:span></text:h>
      <text:list text:style-name="L9">
        <text:list-item>
          <text:p text:style-name="P15">Multi-stage ingredient preparation</text:p>
        </text:list-item>
        <text:list-item>
          <text:p text:style-name="P15">Advanced cooking methods (fry, bake, steam, sous-vide)</text:p>
        </text:list-item>
        <text:list-item>
          <text:p text:style-name="P15">Automated temperature + time control</text:p>
        </text:list-item>
        <text:list-item>
          <text:p text:style-name="P15">Auto-cleaning system</text:p>
        </text:list-item>
        <text:list-item>
          <text:p text:style-name="P15">Compact footprint for counters or built-in cabinetry</text:p>
        </text:list-item>
      </text:list>
      <text:h text:style-name="P9" text:outline-level="3"><text:span text:style-name="Strong_20_Emphasis">Advantages</text:span></text:h>
      <text:list text:style-name="L10">
        <text:list-item>
          <text:p text:style-name="P16">Simpler engineering</text:p>
        </text:list-item>
        <text:list-item>
          <text:p text:style-name="P16">Faster mass-production</text:p>
        </text:list-item>
        <text:list-item>
          <text:p text:style-name="P16">Can run continuously in commercial kitchens</text:p>
        </text:list-item>
        <text:list-item>
          <text:p text:style-name="P16">High food safety compliance</text:p>
        </text:list-item>
      </text:list>
      <text:p text:style-name="P2"/>
      <text:h text:style-name="P5" text:outline-level="1"><text:span text:style-name="Strong_20_Emphasis">2.4 Ingredient System — AEC (Authorized Encrypted Code)</text:span></text:h>
      <text:p text:style-name="P1">💡 <text:span text:style-name="Strong_20_Emphasis">This is the core patent value of the entire system.</text:span></text:p>
      <text:h text:style-name="P9" text:outline-level="3"><text:span text:style-name="Strong_20_Emphasis">2.4.1 Basic Principle</text:span></text:h>
      <text:p text:style-name="P1">Every ingredient pack used by RoboChef must contain a <text:span text:style-name="Strong_20_Emphasis">daily-changing encrypted code</text:span> generated by the RoboChef cloud system.</text:p>
      <text:p text:style-name="P1"><text:soft-page-break/>This code:</text:p>
      <text:list text:style-name="L11">
        <text:list-item>
          <text:p text:style-name="P17">Proves the ingredient is authentic</text:p>
        </text:list-item>
        <text:list-item>
          <text:p text:style-name="P17">Proves it has not expired</text:p>
        </text:list-item>
        <text:list-item>
          <text:p text:style-name="P17">Proves it was not opened or tampered with</text:p>
        </text:list-item>
        <text:list-item>
          <text:p text:style-name="P17">Communicates recipe + batch metadata</text:p>
        </text:list-item>
        <text:list-item>
          <text:p text:style-name="P17">Allows continuous revenue stream</text:p>
        </text:list-item>
        <text:list-item>
          <text:p text:style-name="P17">Enables full quality and taste control</text:p>
        </text:list-item>
      </text:list>
      <text:h text:style-name="P9" text:outline-level="3"><text:span text:style-name="Strong_20_Emphasis">2.4.2 Security</text:span></text:h>
      <text:list text:style-name="L12">
        <text:list-item>
          <text:p text:style-name="P18">Code refreshes every 24 hours</text:p>
        </text:list-item>
        <text:list-item>
          <text:p text:style-name="P18">Multi-layer encryption (AES-256 + rotating seed)</text:p>
        </text:list-item>
        <text:list-item>
          <text:p text:style-name="P18">Scannable via:</text:p>
          <text:list>
            <text:list-item>
              <text:p text:style-name="P18">barcode</text:p>
            </text:list-item>
            <text:list-item>
              <text:p text:style-name="P18">QR</text:p>
            </text:list-item>
            <text:list-item>
              <text:p text:style-name="P18">RFID</text:p>
            </text:list-item>
            <text:list-item>
              <text:p text:style-name="P18">NFC</text:p>
            </text:list-item>
            <text:list-item>
              <text:p text:style-name="P18">microchip capsule</text:p>
            </text:list-item>
            <text:list-item>
              <text:p text:style-name="P18">optical watermark</text:p>
            </text:list-item>
          </text:list>
        </text:list-item>
        <text:list-item>
          <text:p text:style-name="P18">Sealed pack must not be broken before scan</text:p>
        </text:list-item>
        <text:list-item>
          <text:p text:style-name="P18">If seal integrity fails → ingredient rejected</text:p>
        </text:list-item>
      </text:list>
      <text:h text:style-name="P9" text:outline-level="3"><text:span text:style-name="Strong_20_Emphasis">2.4.3 Vendor Ecosystem</text:span></text:h>
      <text:p text:style-name="P1">Food suppliers must:</text:p>
      <text:list text:style-name="L13">
        <text:list-item>
          <text:p text:style-name="P19">Register as certified vendors</text:p>
        </text:list-item>
        <text:list-item>
          <text:p text:style-name="P19">Purchase AEC license packs</text:p>
        </text:list-item>
        <text:list-item>
          <text:p text:style-name="P19">Embed codes into their ingredient packaging</text:p>
        </text:list-item>
        <text:list-item>
          <text:p text:style-name="P19">Follow RoboChef’s standard for:</text:p>
          <text:list>
            <text:list-item>
              <text:p text:style-name="P19">cleaning</text:p>
            </text:list-item>
            <text:list-item>
              <text:p text:style-name="P19">cutting</text:p>
            </text:list-item>
            <text:list-item>
              <text:p text:style-name="P19">portioning</text:p>
            </text:list-item>
            <text:list-item>
              <text:p text:style-name="P19">freshness</text:p>
            </text:list-item>
            <text:list-item>
              <text:p text:style-name="P19">sanitation</text:p>
            </text:list-item>
          </text:list>
        </text:list-item>
      </text:list>
      <text:p text:style-name="P1">Only vendors with active AEC licensing can produce ingredients for RoboChef machines.</text:p>
      <text:h text:style-name="P9" text:outline-level="3"><text:span text:style-name="Strong_20_Emphasis">2.4.4 Enforcement System</text:span></text:h>
      <text:p text:style-name="P1">If a pack is:</text:p>
      <text:list text:style-name="L14">
        <text:list-item>
          <text:p text:style-name="P20">Missing the AEC → <text:span text:style-name="Strong_20_Emphasis">Rejected</text:span></text:p>
        </text:list-item>
        <text:list-item>
          <text:p text:style-name="P20">Used after code expiration → <text:span text:style-name="Strong_20_Emphasis">Rejected</text:span></text:p>
        </text:list-item>
        <text:list-item>
          <text:p text:style-name="P20">Scanned on wrong day → <text:span text:style-name="Strong_20_Emphasis">Rejected</text:span></text:p>
        </text:list-item>
        <text:list-item>
          <text:p text:style-name="P20">Already opened → <text:span text:style-name="Strong_20_Emphasis">Rejected</text:span></text:p>
        </text:list-item>
      </text:list>
      <text:p text:style-name="P1">This ensures:</text:p>
      <text:list text:style-name="L15">
        <text:list-item>
          <text:p text:style-name="P21">Food safety</text:p>
        </text:list-item>
        <text:list-item>
          <text:p text:style-name="P21">Taste consistency</text:p>
        </text:list-item>
        <text:list-item>
          <text:p text:style-name="P21">Revenue for RoboChef Corp</text:p>
        </text:list-item>
        <text:list-item>
          <text:p text:style-name="P21">No unlicensed competitor can supply food</text:p>
        </text:list-item>
      </text:list>
      <text:p text:style-name="P2"/>
      <text:h text:style-name="P5" text:outline-level="1"><text:soft-page-break/><text:span text:style-name="Strong_20_Emphasis">2.5 Cloud AI Engine</text:span></text:h>
      <text:h text:style-name="P9" text:outline-level="3"><text:span text:style-name="Strong_20_Emphasis">Components</text:span></text:h>
      <text:list text:style-name="L16">
        <text:list-item>
          <text:p text:style-name="P22">Central recipe database</text:p>
        </text:list-item>
        <text:list-item>
          <text:p text:style-name="P22">Real-time cooking instruction generator</text:p>
        </text:list-item>
        <text:list-item>
          <text:p text:style-name="P22">User preference modeling</text:p>
        </text:list-item>
        <text:list-item>
          <text:p text:style-name="P22">Health and allergy profile</text:p>
        </text:list-item>
        <text:list-item>
          <text:p text:style-name="P22">Machine learning taste profile creation</text:p>
        </text:list-item>
        <text:list-item>
          <text:p text:style-name="P22">Motion translation engine (humanoid or robotic appliance)</text:p>
        </text:list-item>
      </text:list>
      <text:h text:style-name="P9" text:outline-level="3"><text:span text:style-name="Strong_20_Emphasis">Key Features</text:span></text:h>
      <text:list text:style-name="L17">
        <text:list-item>
          <text:p text:style-name="P23">Auto-training: system improves with feedback</text:p>
        </text:list-item>
        <text:list-item>
          <text:p text:style-name="P23">Global recipe marketplace</text:p>
        </text:list-item>
        <text:list-item>
          <text:p text:style-name="P23">Celebrity chef recipes protected by AEC system</text:p>
        </text:list-item>
        <text:list-item>
          <text:p text:style-name="P23">Predictive cooking (suggesting meals based on user behavior)</text:p>
        </text:list-item>
        <text:list-item>
          <text:p text:style-name="P23">Error detection (robot corrects mistakes mid-cook)</text:p>
        </text:list-item>
        <text:list-item>
          <text:p text:style-name="P23">Remote monitoring &amp; OTA updates</text:p>
        </text:list-item>
      </text:list>
      <text:p text:style-name="P2"/>
      <text:h text:style-name="P5" text:outline-level="1"><text:span text:style-name="Strong_20_Emphasis">2.6 User Interfaces</text:span></text:h>
      <text:h text:style-name="P9" text:outline-level="3"><text:span text:style-name="Strong_20_Emphasis">Supported Devices</text:span></text:h>
      <text:list text:style-name="L18">
        <text:list-item>
          <text:p text:style-name="P24">Smartphone app (iOS/Android)</text:p>
        </text:list-item>
        <text:list-item>
          <text:p text:style-name="P24">Desktop browser interface</text:p>
        </text:list-item>
        <text:list-item>
          <text:p text:style-name="P24">Tablet</text:p>
        </text:list-item>
        <text:list-item>
          <text:p text:style-name="P24">Optional: dedicated touch panel</text:p>
        </text:list-item>
        <text:list-item>
          <text:p text:style-name="P24">Voice assistant integration (Alexa, Google Home, custom AI voice)</text:p>
        </text:list-item>
      </text:list>
      <text:h text:style-name="P9" text:outline-level="3"><text:span text:style-name="Strong_20_Emphasis">Features</text:span></text:h>
      <text:list text:style-name="L19">
        <text:list-item>
          <text:p text:style-name="P25">Recipe selection</text:p>
        </text:list-item>
        <text:list-item>
          <text:p text:style-name="P25">Nutritional customization</text:p>
        </text:list-item>
        <text:list-item>
          <text:p text:style-name="P25">Inventory tracking</text:p>
        </text:list-item>
        <text:list-item>
          <text:p text:style-name="P25">Scheduled cooking (e.g., dinner ready at 7 PM)</text:p>
        </text:list-item>
        <text:list-item>
          <text:p text:style-name="P25">Camera monitoring (optional)</text:p>
        </text:list-item>
        <text:list-item>
          <text:p text:style-name="P25">Real-time progress visualization</text:p>
        </text:list-item>
      </text:list>
      <text:p text:style-name="P2"/>
      <text:h text:style-name="P5" text:outline-level="1"><text:span text:style-name="Strong_20_Emphasis">2.7 Custom Ingredient Packs</text:span></text:h>
      <text:h text:style-name="P9" text:outline-level="3"><text:span text:style-name="Strong_20_Emphasis">Standard Packs</text:span></text:h>
      <text:list text:style-name="L20">
        <text:list-item>
          <text:p text:style-name="P26">Vegetables</text:p>
        </text:list-item>
        <text:list-item>
          <text:p text:style-name="P26">Grains</text:p>
        </text:list-item>
        <text:list-item>
          <text:p text:style-name="P26">Proteins</text:p>
        </text:list-item>
        <text:list-item>
          <text:p text:style-name="P26">Sauces</text:p>
        </text:list-item>
        <text:list-item>
          <text:p text:style-name="P26">Seasonings</text:p>
        </text:list-item>
        <text:list-item>
          <text:p text:style-name="P26">Pre-cut, washed, portioned</text:p>
        </text:list-item>
      </text:list>
      <text:h text:style-name="P9" text:outline-level="3"><text:span text:style-name="Strong_20_Emphasis">Custom Packs (User-Created)</text:span></text:h>
      <text:p text:style-name="P1">Users may optionally create their own ingredient packs.</text:p>
      <text:p text:style-name="P1">These packs:</text:p>
      <text:list text:style-name="L21">
        <text:list-item>
          <text:p text:style-name="P27"><text:soft-page-break/>Must be sealed in a special container</text:p>
        </text:list-item>
        <text:list-item>
          <text:p text:style-name="P27">Must be tagged with an AEC (sold to users)</text:p>
        </text:list-item>
        <text:list-item>
          <text:p text:style-name="P27">Must pass safety scan</text:p>
        </text:list-item>
        <text:list-item>
          <text:p text:style-name="P27">If popular → converted into commercial recipe</text:p>
        </text:list-item>
      </text:list>
      <text:p text:style-name="P2"/>
      <text:h text:style-name="P5" text:outline-level="1"><text:span text:style-name="Strong_20_Emphasis">2.8 Multi-Size RoboChef Models</text:span></text:h>
      <text:h text:style-name="P9" text:outline-level="3"><text:span text:style-name="Strong_20_Emphasis">Personal Unit</text:span></text:h>
      <text:list text:style-name="L22">
        <text:list-item>
          <text:p text:style-name="P28">1 meal at a time</text:p>
        </text:list-item>
        <text:list-item>
          <text:p text:style-name="P28">for apartments, seniors, singles</text:p>
        </text:list-item>
        <text:list-item>
          <text:p text:style-name="P28">low cost</text:p>
        </text:list-item>
      </text:list>
      <text:h text:style-name="P9" text:outline-level="3"><text:span text:style-name="Strong_20_Emphasis">Family Unit</text:span></text:h>
      <text:list text:style-name="L23">
        <text:list-item>
          <text:p text:style-name="P29">2–4 simultaneous meals</text:p>
        </text:list-item>
        <text:list-item>
          <text:p text:style-name="P29">faster cooking</text:p>
        </text:list-item>
        <text:list-item>
          <text:p text:style-name="P29">larger refrigeration bay</text:p>
        </text:list-item>
      </text:list>
      <text:h text:style-name="P9" text:outline-level="3"><text:span text:style-name="Strong_20_Emphasis">Restaurant Unit</text:span></text:h>
      <text:list text:style-name="L24">
        <text:list-item>
          <text:p text:style-name="P30">10–50 simultaneous meals</text:p>
        </text:list-item>
        <text:list-item>
          <text:p text:style-name="P30">heavy duty components</text:p>
        </text:list-item>
        <text:list-item>
          <text:p text:style-name="P30">continuous operation</text:p>
        </text:list-item>
        <text:list-item>
          <text:p text:style-name="P30">can replace most kitchen labor</text:p>
        </text:list-item>
        <text:list-item>
          <text:p text:style-name="P30">humanoid or appliance version available</text:p>
        </text:list-item>
      </text:list>
      <text:p text:style-name="P2"/>
      <text:h text:style-name="P5" text:outline-level="1"><text:span text:style-name="Strong_20_Emphasis">2.9 Training the Humanoid</text:span></text:h>
      <text:p text:style-name="P1">To fully integrate into a household:</text:p>
      <text:list text:style-name="L25">
        <text:list-item>
          <text:p text:style-name="P31">Humanoid learns layout of the kitchen</text:p>
        </text:list-item>
        <text:list-item>
          <text:p text:style-name="P31">Learns family preferences</text:p>
        </text:list-item>
        <text:list-item>
          <text:p text:style-name="P31">Learns timing (breakfast vs dinner)</text:p>
        </text:list-item>
        <text:list-item>
          <text:p text:style-name="P31">Learns dietary restrictions</text:p>
        </text:list-item>
        <text:list-item>
          <text:p text:style-name="P31">Fine-tunes recipe execution for family taste</text:p>
        </text:list-item>
        <text:list-item>
          <text:p text:style-name="P31">Optional: body language / voice interactions</text:p>
        </text:list-item>
        <text:list-item>
          <text:p text:style-name="P31">All learning done locally + encrypted backups in cloud</text:p>
        </text:list-item>
      </text:list>
      <text:p text:style-name="P1">This is a strong patent angle:<text:line-break/><text:span text:style-name="Strong_20_Emphasis">“A humanoid robot trained to perform culinary tasks using encrypted, authenticated ingredients and cloud-generated cooking instructions.”</text:span></text:p>
      <text:p text:style-name="P2"/>
      <text:h text:style-name="P5" text:outline-level="1"><text:span text:style-name="Strong_20_Emphasis">2.10 Data Collection + AI ML Feedback Loop</text:span></text:h>
      <text:p text:style-name="P1">The system collects:</text:p>
      <text:list text:style-name="L26">
        <text:list-item>
          <text:p text:style-name="P32">User satisfaction scores</text:p>
        </text:list-item>
        <text:list-item>
          <text:p text:style-name="P32">Taste preference</text:p>
        </text:list-item>
        <text:list-item>
          <text:p text:style-name="P32">Recipe frequency</text:p>
        </text:list-item>
        <text:list-item>
          <text:p text:style-name="P32">Household health changes</text:p>
        </text:list-item>
        <text:list-item>
          <text:p text:style-name="P32">Cooking timings</text:p>
        </text:list-item>
        <text:list-item>
          <text:p text:style-name="P32">Temperature / texture patterns</text:p>
        </text:list-item>
        <text:list-item>
          <text:p text:style-name="P32">Ingredient freshness profiles</text:p>
        </text:list-item>
      </text:list>
      <text:p text:style-name="P1"><text:soft-page-break/>Machine learning automatically:</text:p>
      <text:list text:style-name="L27">
        <text:list-item>
          <text:p text:style-name="P33">Optimizes recipes</text:p>
        </text:list-item>
        <text:list-item>
          <text:p text:style-name="P33">Creates new dishes</text:p>
        </text:list-item>
        <text:list-item>
          <text:p text:style-name="P33">Detects allergies early</text:p>
        </text:list-item>
        <text:list-item>
          <text:p text:style-name="P33">Personalizes seasoning</text:p>
        </text:list-item>
        <text:list-item>
          <text:p text:style-name="P33">Suggests healthier options</text:p>
        </text:list-item>
      </text:list>
      <text:p text:style-name="P2"/>
      <text:h text:style-name="P5" text:outline-level="1"><text:span text:style-name="Strong_20_Emphasis">2.11 Safety Systems</text:span></text:h>
      <text:p text:style-name="P1">Mandatory safety layers:</text:p>
      <text:list text:style-name="L28">
        <text:list-item>
          <text:p text:style-name="P34">Thermal protection</text:p>
        </text:list-item>
        <text:list-item>
          <text:p text:style-name="P34">Food safety certifications</text:p>
        </text:list-item>
        <text:list-item>
          <text:p text:style-name="P34">Humanoid safe-mode around humans</text:p>
        </text:list-item>
        <text:list-item>
          <text:p text:style-name="P34">Fire prevention module</text:p>
        </text:list-item>
        <text:list-item>
          <text:p text:style-name="P34">Ingredient contamination detection</text:p>
        </text:list-item>
        <text:list-item>
          <text:p text:style-name="P34">Appliance auto-shutdown</text:p>
        </text:list-item>
        <text:list-item>
          <text:p text:style-name="P34">Remote kill-switch</text:p>
        </text:list-item>
        <text:list-item>
          <text:p text:style-name="P34">Home insurance compliant standards</text:p>
        </text:list-item>
      </text:list>
      <text:p text:style-name="P2"/>
      <text:h text:style-name="P5" text:outline-level="1"><text:span text:style-name="Strong_20_Emphasis">2.12 Summary of System Innovation</text:span></text:h>
      <text:p text:style-name="P1">The RoboChef System introduces <text:span text:style-name="Strong_20_Emphasis">five patent-unique breakthroughs</text:span>:</text:p>
      <text:h text:style-name="P9" text:outline-level="3"><text:span text:style-name="Strong_20_Emphasis">1. Humanoid Chef Trained for Household Cooking</text:span></text:h>
      <text:p text:style-name="P1">Full human-equivalent kitchen automation.</text:p>
      <text:h text:style-name="P9" text:outline-level="3"><text:span text:style-name="Strong_20_Emphasis">2. Encrypted Ingredient Authentication (AEC)</text:span></text:h>
      <text:p text:style-name="P1">Daily encrypted code ensures total vendor control.</text:p>
      <text:h text:style-name="P9" text:outline-level="3"><text:span text:style-name="Strong_20_Emphasis">3. Commercial Vendor Ecosystem</text:span></text:h>
      <text:p text:style-name="P1">Continuous revenue from AEC licensing.</text:p>
      <text:h text:style-name="P9" text:outline-level="3"><text:span text:style-name="Strong_20_Emphasis">4. Multi-Embodiment Platform</text:span></text:h>
      <text:p text:style-name="P1">Both humanoid and robotic appliance versions serve as protected embodiments.</text:p>
      <text:h text:style-name="P9" text:outline-level="3"><text:span text:style-name="Strong_20_Emphasis">5. AI-Driven Cloud Cooking Engine</text:span></text:h>
      <text:p text:style-name="P1">Real-time dynamic recipe control + personalized taste AI.</text:p>
      <text:p text:style-name="P2"/>
      <text:h text:style-name="P5" text:outline-level="1">✅ <text:span text:style-name="Strong_20_Emphasis">PART 2 — Completed</text:span></text:h>
      <text:p text:style-name="P1">If you want, I can now generate:</text:p>
      <text:h text:style-name="P9" text:outline-level="3"><text:span text:style-name="Strong_20_Emphasis">➡️ Part 3 — Market &amp; Competitive Analysis</text:span></text:h>
      <text:p text:style-name="P1">or</text:p>
      <text:h text:style-name="P9" text:outline-level="3"><text:span text:style-name="Strong_20_Emphasis">➡️ Part 4 — Revenue Model &amp; Financial Projections</text:span></text:h>
      <text:p text:style-name="P1">or</text:p>
      <text:h text:style-name="P9" text:outline-level="3"><text:span text:style-name="Strong_20_Emphasis">➡️ Document #8 Pitch Deck (Option C)</text:span></text:h>
      <text:p text:style-name="P1">Just tell me: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8:49:42.661840500</meta:creation-date>
    <dc:date>2025-11-16T18:54:45.261757900</dc:date>
    <meta:editing-duration>PT5M2S</meta:editing-duration>
    <meta:editing-cycles>1</meta:editing-cycles>
    <meta:document-statistic meta:table-count="0" meta:image-count="0" meta:object-count="0" meta:page-count="6" meta:paragraph-count="228" meta:word-count="1220" meta:character-count="7682" meta:non-whitespace-character-count="6827"/>
    <meta:generator>LibreOffice/25.8.2.2$Windows_X86_64 LibreOffice_project/d401f2107ccab8f924a8e2df40f573aab7605b6f</meta:generator>
  </office:meta>
</office:document-meta>
</file>